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5cm" fo:min-width="13.75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5cm" fo:min-width="4.25cm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0cm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949cm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cm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cm" fo:min-width="0cm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685cm" fo:min-width="2.502cm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start="" draw:marker-end="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5cm" svg:height="4.75cm" svg:x="6.35cm" svg:y="2.8cm">
          <text:p text:style-name="P1"><text:span text:style-name="T1">Arduin</text:span><text:span text:style-name="T1">o Pro </text:span><text:span text:style-name="T1">Micr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5cm" svg:height="4.75cm" svg:x="23.65cm" svg:y="2.8cm">
          <text:p text:style-name="P1"><text:span text:style-name="T1">RC</text:span></text:p>
          <text:p text:style-name="P1"><text:span text:style-name="T1">Recei</text:span><text:span text:style-name="T1">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0.5cm" svg:height="0.5cm" svg:x="23.15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0.5cm" svg:height="0.5cm" svg:x="23.15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6" draw:id="id6" draw:layer="layout" svg:width="0.5cm" svg:height="0.5cm" svg:x="23.1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0.5cm" svg:height="0.5cm" svg:x="20.608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0.5cm" svg:height="0.5cm" svg:x="20.608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0.5cm" svg:height="0.5cm" svg:x="20.608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21.108cm" svg:y1="3.65cm" svg:x2="23.15cm" svg:y2="3.65cm" draw:start-shape="id1" draw:start-glue-point="1" draw:end-shape="id2" draw:end-glue-point="3" svg:d="M21108 3650h2042" svg:viewBox="0 0 2043 1">
          <text:p/>
        </draw:connector>
        <draw:connector draw:style-name="gr5" draw:text-style-name="P5" draw:layer="layout" svg:x1="21.108cm" svg:y1="4.45cm" svg:x2="23.15cm" svg:y2="4.45cm" draw:start-shape="id3" draw:start-glue-point="1" draw:end-shape="id4" draw:end-glue-point="3" svg:d="M21108 4450h2042" svg:viewBox="0 0 2043 1">
          <text:p/>
        </draw:connector>
        <draw:connector draw:style-name="gr5" draw:text-style-name="P5" xml:id="id7" draw:id="id7" draw:layer="layout" svg:x1="21.108cm" svg:y1="5.25cm" svg:x2="23.15cm" svg:y2="5.25cm" draw:start-shape="id5" draw:start-glue-point="1" draw:end-shape="id6" draw:end-glue-point="3" svg:d="M21108 5250h2042" svg:viewBox="0 0 2043 1">
          <text:p/>
        </draw:connector>
        <draw:frame draw:style-name="gr6" draw:text-style-name="P6" draw:layer="layout" svg:width="1.75cm" svg:height="1cm" svg:x="23.65cm" svg:y="3.05cm">
          <draw:text-box>
            <text:p text:style-name="P5"><text:span text:style-name="T1">S</text:span><text:span text:style-name="T1">P</text:span><text:span text:style-name="T1">o</text:span><text:span text:style-name="T1">r</text:span><text:span text:style-name="T1">t</text:span></text:p>
          </draw:text-box>
        </draw:frame>
        <draw:frame draw:style-name="gr6" draw:text-style-name="P6" draw:layer="layout" svg:width="1.75cm" svg:height="1cm" svg:x="23.65cm" svg:y="3.95cm">
          <draw:text-box>
            <text:p text:style-name="P5"><text:span text:style-name="T1">VCC</text:span></text:p>
          </draw:text-box>
        </draw:frame>
        <draw:frame draw:style-name="gr6" draw:text-style-name="P6" draw:layer="layout" svg:width="1.75cm" svg:height="1cm" svg:x="23.65cm" svg:y="4.75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18.85cm" svg:y="3.05cm">
          <draw:text-box>
            <text:p text:style-name="P5"><text:span text:style-name="T1">D8</text:span></text:p>
          </draw:text-box>
        </draw:frame>
        <draw:frame draw:style-name="gr7" draw:text-style-name="P6" draw:layer="layout" svg:width="2cm" svg:height="1.199cm" svg:x="18.6cm" svg:y="3.851cm">
          <draw:text-box>
            <text:p text:style-name="P5"><text:span text:style-name="T1">VRAW</text:span></text:p>
          </draw:text-box>
        </draw:frame>
        <draw:frame draw:style-name="gr6" draw:text-style-name="P6" draw:layer="layout" svg:width="1.75cm" svg:height="1cm" svg:x="18.85cm" svg:y="4.75cm">
          <draw:text-box>
            <text:p text:style-name="P5"><text:span text:style-name="T1">GND</text:span></text:p>
          </draw:text-box>
        </draw:frame>
        <draw:custom-shape draw:style-name="gr2" draw:text-style-name="P2" draw:layer="layout" svg:width="4.75cm" svg:height="4.75cm" svg:x="16.95cm" svg:y="12cm">
          <text:p text:style-name="P1"><text:span text:style-name="T1">BMP</text:span></text:p>
          <text:p text:style-name="P1"><text:span text:style-name="T1">28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0.5cm" svg:height="0.5cm" svg:x="19.50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1" draw:id="id11" draw:layer="layout" svg:width="0.5cm" svg:height="0.5cm" svg:x="18.60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3" draw:id="id13" draw:layer="layout" svg:width="0.5cm" svg:height="0.5cm" svg:x="17.708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6" draw:id="id26" draw:layer="layout" svg:width="0.5cm" svg:height="0.5cm" svg:x="20.4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0" draw:id="id10" draw:layer="layout" svg:width="0.5cm" svg:height="0.5cm" svg:x="19.5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0.5cm" svg:height="0.5cm" svg:x="18.6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4" draw:id="id14" draw:layer="layout" svg:width="0.5cm" svg:height="0.5cm" svg:x="17.70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10.071cm" svg:x1="22.229cm" svg:y1="5.25cm" svg:x2="3.75cm" svg:y2="18.9cm" draw:start-shape="id7" draw:start-glue-point="0" draw:end-shape="id8" draw:end-glue-point="0" svg:d="M22229 5250h271v13650h-18750" svg:viewBox="0 0 18751 13651">
          <text:p/>
        </draw:connector>
        <draw:connector draw:style-name="gr5" draw:text-style-name="P5" draw:layer="layout" svg:x1="19.758cm" svg:y1="8.05cm" svg:x2="19.758cm" svg:y2="11.5cm" draw:start-shape="id9" draw:start-glue-point="2" draw:end-shape="id10" draw:end-glue-point="0" svg:d="M19758 8050v3450" svg:viewBox="0 0 1 3451">
          <text:p/>
        </draw:connector>
        <draw:connector draw:style-name="gr5" draw:text-style-name="P5" draw:layer="layout" svg:x1="18.858cm" svg:y1="8.05cm" svg:x2="18.858cm" svg:y2="11.5cm" draw:start-shape="id11" draw:start-glue-point="2" draw:end-shape="id12" draw:end-glue-point="0" svg:d="M18858 8050v3450" svg:viewBox="0 0 1 3451">
          <text:p/>
        </draw:connector>
        <draw:connector draw:style-name="gr5" draw:text-style-name="P5" draw:layer="layout" svg:x1="17.958cm" svg:y1="8.05cm" svg:x2="17.958cm" svg:y2="11.5cm" draw:start-shape="id13" draw:start-glue-point="2" draw:end-shape="id14" draw:end-glue-point="0" svg:d="M17958 8050v3450" svg:viewBox="0 0 1 3451">
          <text:p/>
        </draw:connector>
        <draw:frame draw:style-name="gr6" draw:text-style-name="P6" draw:layer="layout" svg:width="1.75cm" svg:height="1cm" svg:x="19.8cm" svg:y="12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18.8cm" svg:y="12cm">
          <draw:text-box>
            <text:p text:style-name="P5"><text:span text:style-name="T1">VIN</text:span></text:p>
          </draw:text-box>
        </draw:frame>
        <draw:frame draw:style-name="gr6" draw:text-style-name="P6" draw:layer="layout" svg:width="1.75cm" svg:height="1cm" svg:x="17.9cm" svg:y="12cm">
          <draw:text-box>
            <text:p text:style-name="P5"><text:span text:style-name="T1">SCL</text:span></text:p>
          </draw:text-box>
        </draw:frame>
        <draw:frame draw:style-name="gr6" draw:text-style-name="P6" draw:layer="layout" svg:width="1.75cm" svg:height="1cm" svg:x="16.9cm" svg:y="12cm">
          <draw:text-box>
            <text:p text:style-name="P5"><text:span text:style-name="T1">SDA</text:span></text:p>
          </draw:text-box>
        </draw:frame>
        <draw:frame draw:style-name="gr6" draw:text-style-name="P6" draw:layer="layout" svg:width="1.75cm" svg:height="1cm" svg:x="16.9cm" svg:y="6.7cm">
          <draw:text-box>
            <text:p text:style-name="P5"><text:span text:style-name="T1">D2</text:span></text:p>
          </draw:text-box>
        </draw:frame>
        <draw:frame draw:style-name="gr6" draw:text-style-name="P6" draw:layer="layout" svg:width="1.75cm" svg:height="1cm" svg:x="18cm" svg:y="6.7cm">
          <draw:text-box>
            <text:p text:style-name="P5"><text:span text:style-name="T1">D3</text:span></text:p>
          </draw:text-box>
        </draw:frame>
        <draw:frame draw:style-name="gr6" draw:text-style-name="P6" draw:layer="layout" svg:width="1.75cm" svg:height="1cm" svg:x="19cm" svg:y="6.7cm">
          <draw:text-box>
            <text:p text:style-name="P5"><text:span text:style-name="T1">VCC</text:span></text:p>
          </draw:text-box>
        </draw:frame>
        <draw:custom-shape draw:style-name="gr2" draw:text-style-name="P2" draw:layer="layout" svg:width="4.75cm" svg:height="4.75cm" svg:x="11.551cm" svg:y="12cm">
          <text:p text:style-name="P1"><text:span text:style-name="T1">NEO</text:span></text:p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7" draw:id="id17" draw:layer="layout" svg:width="0.5cm" svg:height="0.5cm" svg:x="15.0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5" draw:id="id15" draw:layer="layout" svg:width="0.5cm" svg:height="0.5cm" svg:x="14.1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9" draw:id="id19" draw:layer="layout" svg:width="0.5cm" svg:height="0.5cm" svg:x="13.2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12.309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14.401cm" svg:y="12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13.401cm" svg:y="12cm">
          <draw:text-box>
            <text:p text:style-name="P5"><text:span text:style-name="T1">VIN</text:span></text:p>
          </draw:text-box>
        </draw:frame>
        <draw:frame draw:style-name="gr6" draw:text-style-name="P6" draw:layer="layout" svg:width="1.75cm" svg:height="1cm" svg:x="12.501cm" svg:y="12cm">
          <draw:text-box>
            <text:p text:style-name="P5"><text:span text:style-name="T1">TX</text:span></text:p>
          </draw:text-box>
        </draw:frame>
        <draw:frame draw:style-name="gr6" draw:text-style-name="P6" draw:layer="layout" svg:width="1.75cm" svg:height="1cm" svg:x="11.501cm" svg:y="12cm">
          <draw:text-box>
            <text:p text:style-name="P5"><text:span text:style-name="T1">RX</text:span></text:p>
          </draw:text-box>
        </draw:frame>
        <draw:custom-shape draw:style-name="gr4" draw:text-style-name="P4" xml:id="id18" draw:id="id18" draw:layer="layout" svg:width="0.5cm" svg:height="0.5cm" svg:x="15.0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6" draw:id="id16" draw:layer="layout" svg:width="0.5cm" svg:height="0.5cm" svg:x="14.1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0" draw:id="id20" draw:layer="layout" svg:width="0.5cm" svg:height="0.5cm" svg:x="13.2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13.5cm" svg:y="6.701cm">
          <draw:text-box>
            <text:p text:style-name="P5"><text:span text:style-name="T1">VCC</text:span></text:p>
          </draw:text-box>
        </draw:frame>
        <draw:connector draw:style-name="gr5" draw:text-style-name="P5" draw:layer="layout" svg:x1="14.359cm" svg:y1="11.5cm" svg:x2="14.358cm" svg:y2="8.051cm" draw:start-shape="id15" draw:start-glue-point="0" draw:end-shape="id16" draw:end-glue-point="2" svg:d="M14359 11500v-1724h-1v-1725" svg:viewBox="0 0 2 3450">
          <text:p/>
        </draw:connector>
        <draw:connector draw:style-name="gr5" draw:text-style-name="P5" draw:layer="layout" svg:x1="15.259cm" svg:y1="11.5cm" svg:x2="15.258cm" svg:y2="8.051cm" draw:start-shape="id17" draw:start-glue-point="0" draw:end-shape="id18" draw:end-glue-point="2" svg:d="M15259 11500v-1724h-1v-1725" svg:viewBox="0 0 2 3450">
          <text:p/>
        </draw:connector>
        <draw:connector draw:style-name="gr5" draw:text-style-name="P5" draw:layer="layout" svg:x1="13.459cm" svg:y1="11.5cm" svg:x2="13.458cm" svg:y2="8.051cm" draw:start-shape="id19" draw:start-glue-point="0" draw:end-shape="id20" draw:end-glue-point="2" svg:d="M13459 11500v-1724h-1v-1725" svg:viewBox="0 0 2 3450">
          <text:p/>
        </draw:connector>
        <draw:frame draw:style-name="gr6" draw:text-style-name="P6" draw:layer="layout" svg:width="1.75cm" svg:height="1cm" svg:x="14.5cm" svg:y="6.701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12.5cm" svg:y="6.701cm">
          <draw:text-box>
            <text:p text:style-name="P5"><text:span text:style-name="T1">RX</text:span></text:p>
          </draw:text-box>
        </draw:frame>
        <draw:custom-shape draw:style-name="gr8" draw:text-style-name="P3" xml:id="id21" draw:id="id21" draw:layer="layout" svg:width="0.5cm" svg:height="1.75cm" svg:x="3.5cm" svg:y="6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22" draw:id="id22" draw:layer="layout" svg:width="0.5cm" svg:height="1.75cm" svg:x="3.5cm" svg:y="12.3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3.75cm" svg:y1="7.9cm" svg:x2="3.75cm" svg:y2="12.35cm" draw:start-shape="id21" draw:start-glue-point="2" draw:end-shape="id22" draw:end-glue-point="0" svg:d="M3750 7900v4450" svg:viewBox="0 0 1 4451">
          <text:p/>
        </draw:connector>
        <draw:custom-shape draw:style-name="gr10" draw:text-style-name="P4" xml:id="id23" draw:id="id23" draw:layer="layout" svg:width="0.5cm" svg:height="0.5cm" svg:x="1.65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3.75cm" svg:y1="6.15cm" svg:x2="2.15cm" svg:y2="5.6cm" draw:start-shape="id21" draw:start-glue-point="0" draw:end-shape="id23" draw:end-glue-point="10" svg:d="M3750 6150v-550h-1600" svg:viewBox="0 0 1601 551">
          <text:p/>
        </draw:connector>
        <draw:custom-shape draw:style-name="gr10" draw:text-style-name="P4" xml:id="id24" draw:id="id24" draw:layer="layout" svg:width="0.5cm" svg:height="0.5cm" svg:x="1.75cm" svg:y="18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xml:id="id8" draw:id="id8" draw:layer="layout" svg:x1="3.75cm" svg:y1="14.1cm" svg:x2="2.25cm" svg:y2="18.9cm" draw:start-shape="id22" draw:start-glue-point="2" draw:end-shape="id24" draw:end-glue-point="10" svg:d="M3750 14100v4800h-1500" svg:viewBox="0 0 1501 4801">
          <text:p/>
        </draw:connector>
        <draw:custom-shape draw:style-name="gr4" draw:text-style-name="P4" xml:id="id25" draw:id="id25" draw:layer="layout" svg:width="0.5cm" svg:height="0.5cm" svg:x="7.108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6.5cm" svg:y="6.701cm">
          <draw:text-box>
            <text:p text:style-name="P5"><text:span text:style-name="T1">A0</text:span></text:p>
          </draw:text-box>
        </draw:frame>
        <draw:connector draw:style-name="gr5" draw:text-style-name="P5" draw:layer="layout" svg:x1="3.75cm" svg:y1="12.35cm" svg:x2="7.358cm" svg:y2="8.051cm" draw:start-shape="id22" draw:start-glue-point="0" draw:end-shape="id25" draw:end-glue-point="2" svg:d="M3750 12350v-2149h3608v-2150" svg:viewBox="0 0 3609 4300">
          <text:p/>
        </draw:connector>
        <draw:connector draw:style-name="gr5" draw:text-style-name="P5" draw:layer="layout" draw:line-skew="0cm 0.891cm" svg:x1="20.658cm" svg:y1="11.5cm" svg:x2="21.108cm" svg:y2="5.25cm" draw:start-shape="id26" draw:start-glue-point="0" draw:end-shape="id5" draw:end-glue-point="1" svg:d="M20658 11500v-3000h1842v-3250h-1392" svg:viewBox="0 0 1843 6251">
          <text:p/>
        </draw:connector>
        <draw:frame draw:style-name="gr6" draw:text-style-name="P6" draw:layer="layout" svg:width="1.75cm" svg:height="1cm" svg:x="3.801cm" svg:y="6.6cm">
          <draw:text-box>
            <text:p text:style-name="P5"><text:span text:style-name="T1">15k</text:span></text:p>
          </draw:text-box>
        </draw:frame>
        <draw:frame draw:style-name="gr6" draw:text-style-name="P6" draw:layer="layout" svg:width="1.75cm" svg:height="1cm" svg:x="3.801cm" svg:y="12.7cm">
          <draw:text-box>
            <text:p text:style-name="P5"><text:span text:style-name="T1">3,3k</text:span></text:p>
          </draw:text-box>
        </draw:frame>
        <draw:frame draw:style-name="gr7" draw:text-style-name="P6" draw:layer="layout" svg:width="1.75cm" svg:height="1.199cm" svg:x="1.001cm" svg:y="11.701cm">
          <draw:text-box>
            <text:p text:style-name="P5"><text:span text:style-name="T1">3S</text:span></text:p>
            <text:p text:style-name="P5"><text:span text:style-name="T1">LiPo</text:span></text:p>
          </draw:text-box>
        </draw:frame>
        <draw:frame draw:style-name="gr6" draw:text-style-name="P6" draw:layer="layout" svg:width="1.75cm" svg:height="1cm" svg:x="1.001cm" svg:y="4.1cm">
          <draw:text-box>
            <text:p text:style-name="P5"><text:span text:style-name="T1">VBatt</text:span></text:p>
          </draw:text-box>
        </draw:frame>
        <draw:frame draw:style-name="gr6" draw:text-style-name="P6" draw:layer="layout" svg:width="1.75cm" svg:height="1cm" svg:x="1.001cm" svg:y="17.5cm">
          <draw:text-box>
            <text:p text:style-name="P5"><text:span text:style-name="T1">Gnd</text:span></text:p>
          </draw:text-box>
        </draw:frame>
        <draw:frame draw:style-name="gr11" draw:text-style-name="P7" draw:layer="layout" svg:width="27.7cm" svg:height="1cm" svg:x="1cm" svg:y="1.25cm">
          <draw:text-box>
            <text:p text:style-name="P5">OpenSPortSensor Prototype wiring Arduino Pro Micro </text:p>
          </draw:text-box>
        </draw:frame>
        <draw:frame draw:style-name="gr12" draw:text-style-name="P8" draw:layer="layout" svg:width="4.252cm" svg:height="0.935cm" svg:x="25.353cm" svg:y="19.05cm">
          <draw:text-box>
            <text:p><text:span text:style-name="T2"><text:date style:data-style-name="D5" text:date-value="2024-02-12">12. Feb 2024</text:date></text:span><text:span text:style-name="T2"><text:tab/></text:span></text:p>
          </draw:text-box>
        </draw:frame>
        <draw:custom-shape draw:style-name="gr2" draw:text-style-name="P2" draw:layer="layout" svg:width="4.75cm" svg:height="4.75cm" svg:x="6.352cm" svg:y="12cm">
          <text:p text:style-name="P1"><text:span text:style-name="T1">Current</text:span></text:p>
          <text:p text:style-name="P1"><text:span text:style-name="T1">Sensor</text:span></text:p>
          <text:p text:style-name="P1"><text:span text:style-name="T1">(ACS756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7" draw:id="id27" draw:layer="layout" svg:width="0.5cm" svg:height="0.5cm" svg:x="9.8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9" draw:id="id29" draw:layer="layout" svg:width="0.5cm" svg:height="0.5cm" svg:x="8.9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1" draw:id="id31" draw:layer="layout" svg:width="0.5cm" svg:height="0.5cm" svg:x="8.0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9.202cm" svg:y="12cm">
          <draw:text-box>
            <text:p text:style-name="P5"><text:span text:style-name="T1">GND</text:span></text:p>
          </draw:text-box>
        </draw:frame>
        <draw:frame draw:style-name="gr6" draw:text-style-name="P6" draw:layer="layout" svg:width="1.75cm" svg:height="1cm" svg:x="8.202cm" svg:y="12cm">
          <draw:text-box>
            <text:p text:style-name="P5"><text:span text:style-name="T1">VCC</text:span></text:p>
          </draw:text-box>
        </draw:frame>
        <draw:frame draw:style-name="gr6" draw:text-style-name="P6" draw:layer="layout" svg:width="1.75cm" svg:height="1cm" svg:x="7.302cm" svg:y="12cm">
          <draw:text-box>
            <text:p text:style-name="P5"><text:span text:style-name="T1">Vout</text:span></text:p>
          </draw:text-box>
        </draw:frame>
        <draw:custom-shape draw:style-name="gr4" draw:text-style-name="P4" xml:id="id28" draw:id="id28" draw:layer="layout" svg:width="0.5cm" svg:height="0.5cm" svg:x="9.80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0" draw:id="id30" draw:layer="layout" svg:width="0.5cm" svg:height="0.5cm" svg:x="8.90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2" draw:id="id32" draw:layer="layout" svg:width="0.5cm" svg:height="0.5cm" svg:x="8.009cm" svg:y="7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.75cm" svg:height="1cm" svg:x="8.301cm" svg:y="6.702cm">
          <draw:text-box>
            <text:p text:style-name="P5"><text:span text:style-name="T1">VCC</text:span></text:p>
          </draw:text-box>
        </draw:frame>
        <draw:frame draw:style-name="gr6" draw:text-style-name="P6" draw:layer="layout" svg:width="1.75cm" svg:height="1cm" svg:x="7.401cm" svg:y="6.702cm">
          <draw:text-box>
            <text:p text:style-name="P5"><text:span text:style-name="T1">A2</text:span></text:p>
          </draw:text-box>
        </draw:frame>
        <draw:connector draw:style-name="gr13" draw:text-style-name="P5" draw:layer="layout" svg:x1="10.06cm" svg:y1="11.5cm" svg:x2="10.059cm" svg:y2="8.052cm" draw:start-shape="id27" draw:start-glue-point="0" draw:end-shape="id28" draw:end-glue-point="2" svg:d="M10060 11500v-1724h-1v-1724" svg:viewBox="0 0 2 3449">
          <text:p/>
        </draw:connector>
        <draw:connector draw:style-name="gr13" draw:text-style-name="P5" draw:layer="layout" svg:x1="9.16cm" svg:y1="11.5cm" svg:x2="9.159cm" svg:y2="8.052cm" draw:start-shape="id29" draw:end-shape="id30" draw:end-glue-point="2" svg:d="M9160 11500v-1724h-1v-1724" svg:viewBox="0 0 2 3449">
          <text:p/>
        </draw:connector>
        <draw:connector draw:style-name="gr13" draw:text-style-name="P5" draw:layer="layout" svg:x1="8.26cm" svg:y1="11.5cm" svg:x2="8.259cm" svg:y2="8.052cm" draw:start-shape="id31" draw:start-glue-point="0" draw:end-shape="id32" draw:end-glue-point="2" svg:d="M8260 11500v-1724h-1v-1724" svg:viewBox="0 0 2 3449">
          <text:p/>
        </draw:connector>
        <draw:frame draw:style-name="gr6" draw:text-style-name="P6" draw:layer="layout" svg:width="1.75cm" svg:height="1cm" svg:x="9.3cm" svg:y="6.701cm">
          <draw:text-box>
            <text:p text:style-name="P5"><text:span text:style-name="T1">GND</text:span></text:p>
          </draw:text-box>
        </draw:frame>
        <draw:custom-shape draw:style-name="gr4" draw:text-style-name="P4" xml:id="id35" draw:id="id35" draw:layer="layout" svg:width="0.5cm" svg:height="0.5cm" svg:x="9.858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3" draw:id="id33" draw:layer="layout" svg:width="0.5cm" svg:height="0.5cm" svg:x="7.11cm" svg:y="1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4" draw:id="id34" draw:layer="layout" svg:width="0.5cm" svg:height="0.5cm" svg:x="7.099cm" svg:y="17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36" draw:id="id36" draw:layer="layout" svg:width="0.5cm" svg:height="0.5cm" svg:x="9.852cm" svg:y="17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7.36cm" svg:y1="17.248cm" svg:x2="7.349cm" svg:y2="17.851cm" draw:start-shape="id33" draw:start-glue-point="2" draw:end-shape="id34" draw:end-glue-point="4" svg:d="M7360 17248l-11 603" svg:viewBox="0 0 12 604">
          <text:p/>
        </draw:connector>
        <draw:connector draw:style-name="gr14" draw:text-style-name="P4" draw:layer="layout" draw:type="line" svg:x1="10.108cm" svg:y1="17.248cm" svg:x2="10.102cm" svg:y2="17.852cm" draw:start-shape="id35" draw:start-glue-point="2" draw:end-shape="id36" draw:end-glue-point="4" svg:d="M10108 17248l-6 604" svg:viewBox="0 0 7 605">
          <text:p/>
        </draw:connector>
        <draw:frame draw:style-name="gr7" draw:text-style-name="P6" draw:layer="layout" svg:width="2.251cm" svg:height="1.199cm" svg:x="7.6cm" svg:y="17.501cm">
          <draw:text-box>
            <text:p text:style-name="P5"><text:span text:style-name="T1">Curr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land Schäuble</meta:initial-creator>
    <meta:creation-date>2024-02-08T08:14:00.847474511</meta:creation-date>
    <dc:date>2024-02-12T00:47:05.377414303</dc:date>
    <dc:creator>Roland Schäuble</dc:creator>
    <meta:editing-duration>PT1H21M50S</meta:editing-duration>
    <meta:editing-cycles>3</meta:editing-cycles>
    <meta:generator>LibreOffice/7.4.7.2$Linux_X86_64 LibreOffice_project/40$Build-2</meta:generator>
    <meta:document-statistic meta:object-count="95"/>
  </office:meta>
</office:document-meta>
</file>